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800*"/>
    </style:style>
    <style:style style:name="Table1.B" style:family="table-column">
      <style:table-column-properties style:column-width="7.384cm" style:rel-column-width="41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960*"/>
    </style:style>
    <style:style style:name="Table2.B" style:family="table-column">
      <style:table-column-properties style:column-width="7.101cm" style:rel-column-width="402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2"/>
            <text:p text:style-name="Table_20_Contents">** Ruby-Elementar 30min</text:p>
            <text:p text:style-name="Table_20_Contents">* Zahlen, Strings</text:p>
            <text:p text:style-name="Table_20_Contents">* Variablen</text:p>
            <text:p text:style-name="Table_20_Contents">* Methoden</text:p>
            <text:p text:style-name="Table_20_Contents">* °#! irb</text:p>
            <text:p text:style-name="Table_20_Contents"></text:p>
            <text:p text:style-name="Table_20_Contents">** Ruby-OO 40min</text:p>
            <text:p text:style-name="Table_20_Contents">* Klassen</text:p>
            <text:p text:style-name="Table_20_Contents">* Klassenvariablen, -methoden</text:p>
            <text:p text:style-name="Table_20_Contents">* Reflection: methods, instance_methods, ...</text:p>
            <text:p text:style-name="Table_20_Contents"></text:p>
            <text:p text:style-name="Table_20_Contents">** Iteratoren, Blöcke, Kontrollstrukturen <text:s/>40min</text:p>
            <text:p text:style-name="Table_20_Contents">* Blöcke</text:p>
            <text:p text:style-name="Table_20_Contents">* Syntax der Kontrollstrukturen if, case, while,</text:p>
            <text:p text:style-name="Table_20_Contents">* °#! Var-Gültigkeit, Closures</text:p>
            <text:p text:style-name="Table_20_Contents">* °#! Iteratoren</text:p>
            <text:p text:style-name="Table_20_Contents">* catch/try, Exceptions</text:p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</text:p>
            <text:p text:style-name="Table_20_Contents">"ruby-objektmodell.tex"</text:p>
            <text:p text:style-name="Table_20_Contents"><text:s text:c="3"/>Ruby-Objektmodel 90min <text:s/>&lt;&lt;SV&gt;&gt;</text:p>
            <text:p text:style-name="Table_20_Contents"></text:p>
            <text:p text:style-name="Table_20_Contents">** Ruby-Standard-Objektmodel 30min</text:p>
            <text:p text:style-name="Table_20_Contents">* Vererbung, Superklasse,</text:p>
            <text:p text:style-name="Table_20_Contents">* °#! Modules, Module-Mixin</text:p>
            <text:p text:style-name="Table_20_Contents"></text:p>
            <text:p text:style-name="Table_20_Contents">+ einmal Durchatmen +</text:p>
            <text:p text:style-name="Table_20_Contents"></text:p>
            <text:p text:style-name="Table_20_Contents">** Ruby-Spezialitäten im Objektmodell 60min</text:p>
            <text:p text:style-name="Table_20_Contents">* °#! Eigenklasse</text:p>
            <text:p text:style-name="Table_20_Contents">obj &lt;&lt; Eigenklasse &lt; Klasse</text:p>
            <text:p text:style-name="Table_20_Contents">* °° Exceptions definieren</text:p>
            <text:p text:style-name="Table_20_Contents"></text:p>
            <text:p text:style-name="Table_20_Contents">++ Minipause 10min ++</text:p>
            <text:p text:style-name="Table_20_Contents"></text:p>
            <text:p text:style-name="Table_20_Contents">** Meta-Programmierung 80min</text:p>
            <text:p text:style-name="Table_20_Contents">* °#! method_missing,</text:p>
            <text:p text:style-name="Table_20_Contents">* const_missing</text:p>
            <text:p text:style-name="Table_20_Contents">* °#! define_method, ...</text:p>
            <text:p text:style-name="Table_20_Contents"></text:p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</text:p>
            <text:p text:style-name="Table_20_Contents"></text:p>
            <text:p text:style-name="Table_20_Contents">** Threads 20min</text:p>
            <text:p text:style-name="Table_20_Contents">*</text:p>
            <text:p text:style-name="Table_20_Contents"></text:p>
            <text:p text:style-name="Table_20_Contents">** Weiteres 60min</text:p>
            <text:p text:style-name="Table_20_Contents">* °° Proc#binding</text:p>
            <text:p text:style-name="Table_20_Contents">* ObjectSpace</text:p>
            <text:p text:style-name="Table_20_Contents"></text:p>
            <text:p text:style-name="Table_20_Contents">** Fragen und Antworten 30min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</text:p>
            <text:p text:style-name="Table_20_Contents"></text:p>
            <text:p text:style-name="Table_20_Contents">** Bibliotheken, Testunterstützung</text:p>
            <text:p text:style-name="Table_20_Contents">* rubygems 30min &lt;&lt;THO&gt;&gt;</text:p>
            <text:p text:style-name="Table_20_Contents"><text:s text:c="2"/>cmd-Zeile, Versions-Bedingungen, Quellen im Netz</text:p>
            <text:p text:style-name="Table_20_Contents">* °== Test::Unit 20min &lt;&lt;THO&gt;&gt;</text:p>
            <text:p text:style-name="Table_20_Contents"><text:s text:c="2"/>°?? Metaprog-Aspekte</text:p>
            <text:p text:style-name="Table_20_Contents">* °#! RSpec 40min &lt;&lt;SV&gt;&gt;</text:p>
            <text:p text:style-name="Table_20_Contents"><text:s text:c="2"/>°== Metaprog-Aspekte</text:p>
            <text:p text:style-name="Table_20_Contents">* °== Logging 10min &lt;&lt;THO&gt;&gt;</text:p>
            <text:p text:style-name="Table_20_Contents">* °° <text:s/>Debugger</text:p>
            <text:p text:style-name="Table_20_Contents">* °?? Facets &lt;&lt;SV&gt;&gt;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</text:p>
            <text:p text:style-name="Table_20_Contents"><text:s text:c="3"/>Anwendung in Rails und anderen Bibliotheken</text:p>
            <text:p text:style-name="Table_20_Contents"></text:p>
            <text:p text:style-name="Table_20_Contents">** °#! Rails 90min &lt;&lt;THO&gt;&gt;</text:p>
            <text:p text:style-name="Table_20_Contents">* <text:s/>Scaffolding, falls Anfänger da sind</text:p>
            <text:p text:style-name="Table_20_Contents">* <text:s/>Anwendung von Metaprogrammierung in AR 20min &lt;&lt;SV&gt;&gt;</text:p>
            <text:p text:style-name="Table_20_Contents">* <text:s/>Zusammenspiel von Controller und Views 20min&lt;&lt;SV&gt;&gt;</text:p>
            <text:p text:style-name="Table_20_Contents">* <text:s/>Fragen zu Ruby-Aspekten von Rails</text:p>
            <text:p text:style-name="Table_20_Contents"></text:p>
            <text:p text:style-name="Table_20_Contents">++ Minipause 10min ++</text:p>
            <text:p text:style-name="Table_20_Contents"></text:p>
            <text:p text:style-name="Table_20_Contents">** °== Datamapper/Merb 30min &lt;&lt;SV&gt;&gt;</text:p>
            <text:p text:style-name="Table_20_Contents"></text:p>
            <text:p text:style-name="Table_20_Contents">** °°? Desktop-GUI-Programmierung 30min &lt;&lt;SV&gt;&gt;</text:p>
            <text:p text:style-name="Table_20_Contents">* °° Tk, Wx, reactive <text:s/>&lt;&lt;SV&gt;&gt;</text:p>
            <text:p text:style-name="Table_20_Contents">* °° Fx <text:s/>&lt;&lt;THO&gt;&gt;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</text:p>
            <text:p text:style-name="Table_20_Contents"></text:p>
            <text:p text:style-name="Table_20_Contents">** Implementierungen, 50min</text:p>
            <text:p text:style-name="Table_20_Contents">* 1.8 &lt;=&gt; 1.9.1 30min &lt;&lt;??&gt;&gt;</text:p>
            <text:p text:style-name="Table_20_Contents"><text:s text:c="2"/>Hash-Syntax, Encodings, fileutis, gems fehlen</text:p>
            <text:p text:style-name="Table_20_Contents">* °== JRuby 15min &lt;&lt;SV&gt;&gt;</text:p>
            <text:p text:style-name="Table_20_Contents">* °° andere Imple: Rubinius</text:p>
            <text:p text:style-name="Table_20_Contents"></text:p>
            <text:p text:style-name="Table_20_Contents">** Referenzen 30min</text:p>
            <text:p text:style-name="Table_20_Contents">* IDEs 15min</text:p>
            <text:p text:style-name="Table_20_Contents">* Bücher</text:p>
            <text:p text:style-name="Table_20_Contents">* Webseiten, Blogs</text:p>
            <text:p text:style-name="Table_20_Contents"></text:p>
            <text:p text:style-name="Table_20_Contents">** Fragen und Antworten 40min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Preymesser</meta:initial-creator>
    <meta:creation-date>2009-06-30T11:25:43</meta:creation-date>
    <dc:creator>Thomas Preymesser</dc:creator>
    <dc:date>2009-06-30T11:39:17</dc:date>
    <meta:editing-cycles>1</meta:editing-cycles>
    <meta:editing-duration>PT13M3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106" meta:word-count="227" meta:character-count="2055"/>
  </office:meta>
</office:document-meta>
</file>